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ПОЛ+ч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ляроид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 +- 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0 +-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Эбонит зеркало</text:p>
          </table:table-cell>
          <table:table-cell/>
          <table:table-cell office:value-type="string" calcext:value-type="string">
            <text:p>+182 по тригоном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232 в конце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ПОЛЯРИЗАТОР + ПЛАСТИНА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Максимум</text:p>
          </table:table-cell>
          <table:table-cell office:value-type="string" calcext:value-type="string">
            <text:p>237 +-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инимум </text:p>
          </table:table-cell>
          <table:table-cell office:value-type="string" calcext:value-type="string">
            <text:p>311 +- 2</text:p>
          </table:table-cell>
          <table:table-cell office:value-type="string" calcext:value-type="string">
            <text:p>- веритикальная пол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6 +- 2</text:p>
          </table:table-cell>
          <table:table-cell office:value-type="string" calcext:value-type="string">
            <text:p>- Горизонтальная пол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латинка l/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н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То есть ничего не видим</text:p>
          </table:table-cell>
          <table:table-cell/>
        </table:table-row>
        <table:table-row table:style-name="ro1">
          <table:table-cell office:value-type="string" calcext:value-type="string">
            <text:p>Макс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инка l/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кс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Далее повернули на 45 градусов, увидели резкую смену → линейная поляризация</text:p>
          </table:table-cell>
          <table:table-cell/>
        </table:table-row>
        <table:table-row table:style-name="ro1">
          <table:table-cell office:value-type="string" calcext:value-type="string">
            <text:p>Мин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осле поворота на 45 градусов → 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Видим пурпурный при 18 градусах – бытрая поляризация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При вращении пластинки меняются цвета в разных квадратиках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 вращении поляроида все цвета одноверменно тускнеют и переходят в один и тот же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Далее круговая поляризация, когда l/4 вне поляризато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нейная, если 2 l/4 внутри поляризатора и рзности фаз компенсируются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9:01:01.431308377</meta:creation-date>
    <dc:date>2021-02-25T10:55:23.636936020</dc:date>
    <meta:editing-duration>PT2M11S</meta:editing-duration>
    <meta:editing-cycles>1</meta:editing-cycles>
    <meta:document-statistic meta:table-count="1" meta:cell-count="37" meta:object-count="0"/>
    <meta:generator>LibreOffice/6.4.6.2$Linux_X86_64 LibreOffice_project/40$Build-2</meta:generator>
  </office:meta>
</office:document-meta>
</file>